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 2" svg:font-family="'Wingdings 2'" style:font-charset="x-symbol"/>
    <style:font-face style:name="OpenSymbol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Missive" svg:font-family="Missive" style:font-family-generic="modern" style:font-pitch="variable"/>
    <style:font-face style:name="Arial1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1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issive1" svg:font-family="Missive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2">
      <style:paragraph-properties fo:margin-top="0in" fo:margin-bottom="0in" style:contextual-spacing="false" fo:line-height="100%"/>
    </style:style>
    <style:style style:name="P5" style:family="paragraph" style:parent-style-name="Heading_20_3">
      <style:paragraph-properties fo:margin-top="0in" fo:margin-bottom="0in" style:contextual-spacing="false" fo:line-height="100%"/>
      <style:text-properties style:font-name="Sorts Mill Goudy" fo:font-size="12pt" style:font-name-asian="Sorts Mill Goudy1" style:font-size-asian="12pt" style:font-name-complex="Sorts Mill Goudy1" style:font-size-complex="12pt"/>
    </style:style>
    <style:style style:name="P6" style:family="paragraph" style:parent-style-name="Heading_20_3">
      <style:paragraph-properties fo:margin-top="0in" fo:margin-bottom="0in" style:contextual-spacing="false" fo:line-height="100%"/>
      <style:text-properties style:font-name="Sorts Mill Goudy" style:font-name-asian="Sorts Mill Goudy1" style:font-name-complex="Sorts Mill Goudy1"/>
    </style:style>
    <style:style style:name="P7" style:family="paragraph" style:parent-style-name="Heading_20_2">
      <style:text-properties fo:font-weight="bold" style:font-weight-asian="bold"/>
    </style:style>
    <style:style style:name="P8" style:family="paragraph" style:parent-style-name="Heading_20_2">
      <style:text-properties fo:background-color="#ffffff"/>
    </style:style>
    <style:style style:name="P9" style:family="paragraph" style:parent-style-name="Heading_20_2">
      <style:text-properties fo:font-size="18pt" style:font-size-asian="18pt" style:font-size-complex="18pt"/>
    </style:style>
    <style:style style:name="P10" style:family="paragraph" style:parent-style-name="LO-normal">
      <style:text-properties fo:font-weight="bold" style:font-weight-asian="bold"/>
    </style:style>
    <style:style style:name="P11" style:family="paragraph" style:parent-style-name="LO-normal">
      <style:text-properties fo:color="#3d85c6" loext:opacity="100%" style:font-name="Modern Antiqua" fo:font-size="14pt" style:font-name-asian="Modern Antiqua1" style:font-size-asian="14pt" style:font-name-complex="Modern Antiqua1" style:font-size-complex="14pt"/>
    </style:style>
    <style:style style:name="P12" style:family="paragraph" style:parent-style-name="LO-normal">
      <style:text-properties fo:color="#1c4587" loext:opacity="100%" style:font-name="Modern Antiqua" fo:font-size="16pt" style:font-name-asian="Modern Antiqua1" style:font-size-asian="16pt" style:font-name-complex="Modern Antiqua1" style:font-size-complex="16pt"/>
    </style:style>
    <style:style style:name="P13" style:family="paragraph" style:parent-style-name="Heading_20_1" style:master-page-name="Standard">
      <style:paragraph-properties style:page-number="1"/>
    </style:style>
    <style:style style:name="P14" style:family="paragraph" style:parent-style-name="LO-normal" style:list-style-name="WWNum1">
      <style:paragraph-properties fo:margin-left="0.5in" fo:margin-right="0in" fo:margin-top="0in" fo:margin-bottom="0in" style:contextual-spacing="false" fo:text-indent="-0.25in" style:auto-text-indent="false"/>
    </style:style>
    <style:style style:name="P15" style:family="paragraph" style:parent-style-name="LO-normal" style:list-style-name="WWNum1">
      <style:paragraph-properties fo:margin-left="0.5in" fo:margin-right="0in" fo:text-indent="-0.2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color="#3c4043" loext:opacity="100%" fo:font-weight="bold" fo:background-color="#ffffff" loext:char-shading-value="0" style:font-weight-asian="bold"/>
    </style:style>
    <style:style style:name="T3" style:family="text">
      <style:text-properties fo:color="#3c4043" loext:opacity="100%" fo:background-color="#ffffff" loext:char-shading-value="0"/>
    </style:style>
    <style:style style:name="T4" style:family="text">
      <style:text-properties fo:font-style="italic" style:font-style-asian="italic"/>
    </style:style>
    <style:style style:name="Sect1" style:family="section">
      <style:section-properties text:dont-balance-text-columns="true" style:writing-mode="lr-tb" style:editable="false">
        <style:columns fo:column-count="2" fo:column-gap="0.1252in">
          <style:column style:rel-width="32767*" fo:start-indent="0in" fo:end-indent="0.0626in"/>
          <style:column style:rel-width="32768*" fo:start-indent="0.0626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13" text:outline-level="1">Introduction</text:h>
        <text:h text:style-name="P4" text:outline-level="2">Character Creation</text:h>
        <text:p text:style-name="LO-normal">The Nocturnal gains access to the Supernatural Abilities of <text:span text:style-name="T1">Time</text:span>, <text:span text:style-name="T1">Luck</text:span>, <text:span text:style-name="T1">Paradox. </text:span>The Nocturnal gains an additional <text:span text:style-name="T1">Favored Ability</text:span> that must be placed in one of these Supernatural Abilities.</text:p>
        <text:p text:style-name="LO-normal"><text:span text:style-name="T1">Fluctuations</text:span> By spending a Strife Point, the Nocturnal may temporarily alter the world in a way that still obeys the laws of physics. This change should focus on one aspect of the scene that is different, such as <text:s/>“What would this village look like if a historical event happened differently”, or <text:s/>“What if this city had a lake”.</text:p>
        <text:p text:style-name="LO-normal">This change follows the same rules and logic as if it were a Project no more than 10PR in cost, and must follow the <text:span text:style-name="T1">Rules of Anachronism. </text:span>This change lasts for One Day, before reality snaps back into place.</text:p>
        <text:p text:style-name="LO-normal"><text:span text:style-name="T1">Renewal</text:span> On dying, and by spending a Strife Point, the Nocturnal vanishes from the scene to another location they might have been at. They then start a Day-long process of reincarnation into a possibility of who they might have been. While they will have the same memories, their personality, physical appearance, and gender might all change</text:p>
        <text:p text:style-name="LO-normal">If they are again killed during this renewal process, they will truely die.</text:p>
        <text:h text:style-name="P7" text:outline-level="2">Caste</text:h>
        <text:p text:style-name="P10">Nebula</text:p>
        <text:p text:style-name="LO-normal">Spend a Strife Point. Your Anima banner expands around you like a fog, up to (Essence x5) meters in radius. Those you choose who stand who become suffused in it suffer -1 success on all Mental rolls. On specifically perception rolls, they suffer -2 successes.</text:p>
        <text:h text:style-name="Heading_20_2" text:outline-level="2">Supernatural Abilities</text:h>
        <text:h text:style-name="P5" text:outline-level="3"/>
        <text:h text:style-name="P5" text:outline-level="3">Time</text:h>
        <text:p text:style-name="LO-normal">The endless river of time cannot be changed, but it can be altered, manipulated, and used for the benefit of the Exalt.</text:p>
        <text:p text:style-name="LO-normal">The powers of time may be used to manipulate the speed of actions, skip between near-events, and peer into the past or future for advantage.</text:p>
        <text:p text:style-name="P10">Rules of Anachronism</text:p>
        <text:list xml:id="list405994750" text:style-name="WWNum1">
          <text:list-item>
            <text:p text:style-name="P14">Life and Death cannot be changed</text:p>
          </text:list-item>
          <text:list-item>
            <text:p text:style-name="P14">Changes may only affect those with an (Essence) score less than the Nocturnal.</text:p>
          </text:list-item>
          <text:list-item>
            <text:p text:style-name="P14">Changes to the past are tricks, and will always snap back to the way they were. However, effects caused by the altered past during the scene will remain.</text:p>
          </text:list-item>
          <text:list-item>
            <text:p text:style-name="P15">Changes must always follow the rules of possibility, and while improbable, must still follow the rules of physics.</text:p>
          </text:list-item>
        </text:list>
        <text:h text:style-name="P5" text:outline-level="3">Luck</text:h>
        <text:p text:style-name="LO-normal">[[Luck is the power of….luck. It’s pretty self-explanatory]].</text:p>
        <text:p text:style-name="LO-normal"><text:span text:style-name="T1">Chance Die</text:span><text:line-break/>Luck often relies on Chance Die for their effects</text:p>
        <text:h text:style-name="P5" text:outline-level="3">Paradox</text:h>
        <text:p text:style-name="LO-normal">Paradox is the holding of two contradictory possibilities at the same time, as well as reversing cause and effect.</text:p>
        <text:h text:style-name="P4" text:outline-level="2">Strife Expression</text:h>
        <text:p text:style-name="P11">Nocturnal Luck</text:p>
        <text:p text:style-name="LO-normal">Spend a Strife Point, and select a Favored Ability. For the remainder of the scene, whenever rolling with that Ability, do so twice, and take the preferred result.</text:p>
        <text:p text:style-name="P12">Great Curse</text:p>
        <text:p text:style-name="LO-normal">Nocturnals are plagued by <text:span text:style-name="T1">Consequences of Meddling</text:span>. Their Primary Favored Supernatural Ability will often lash back in inopportune ways. They may be forced to skip through Time, suffer from bad luck, or find themselves trapped in a paradoxical consequence of their action.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 2" svg:font-family="'Wingdings 2'" style:font-charset="x-symbol"/>
    <style:font-face style:name="OpenSymbol" svg:font-family="Open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Missive" svg:font-family="Missive" style:font-family-generic="modern" style:font-pitch="variable"/>
    <style:font-face style:name="Arial1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1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issive1" svg:font-family="Missive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hanging" style:writing-mode="lr-tb"/>
      <style:text-properties style:use-window-font-color="true" loext:opacity="0%" style:font-name="Spectral" fo:font-family="Spectral" style:font-family-generic="roman" style:font-pitch="variable" fo:font-size="10pt" fo:language="en" fo:country="none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hanging" style:writing-mode="lr-tb"/>
      <style:text-properties fo:color="#1c4587" loext:opacity="100%" style:font-name="Envision Roman1" fo:font-family="'Envision Roman'" style:font-family-generic="swiss" style:font-pitch="variable" fo:font-size="20pt" fo:language="en" fo:country="none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hanging" style:writing-mode="lr-tb"/>
      <style:text-properties fo:color="#0b5394" loext:opacity="100%" style:font-name="Envision Roman1" fo:font-family="'Envision Roman'" style:font-family-generic="swiss" style:font-pitch="variable" fo:font-size="18pt" fo:language="en" fo:country="none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hanging" style:writing-mode="lr-tb"/>
      <style:text-properties fo:color="#3d85c6" loext:opacity="100%" style:font-name="Goudy" fo:font-family="Goudy" style:font-family-generic="swiss" style:font-pitch="variable" fo:font-size="16pt" fo:language="en" fo:country="none" style:letter-kerning="false" style:font-name-asian="Modern Antiqua1" style:font-family-asian="'Modern Antiqua'" style:font-family-generic-asian="system" style:font-pitch-asian="variable" style:font-size-asian="16pt" style:language-asian="zh" style:country-asian="CN" style:font-name-complex="Modern Antiqua1" style:font-family-complex="'Modern Antiqua'" style:font-family-generic-complex="system" style:font-pitch-complex="variable" style:font-size-complex="16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hanging" style:writing-mode="lr-tb"/>
      <style:text-properties fo:color="#1c4587" loext:opacity="100%" style:font-name="Arial" fo:font-family="Arial" style:font-family-generic="swiss" style:font-pitch="variable" fo:font-size="12pt" fo:language="en" fo:country="none" fo:font-style="normal" style:letter-kerning="false" style:font-name-asian="Spectral1" style:font-family-asian="Spectral" style:font-family-generic-asian="system" style:font-pitch-asian="variable" style:font-size-asian="12pt" style:language-asian="zh" style:country-asian="CN" style:font-style-asian="normal" style:font-name-complex="Spectral1" style:font-family-complex="Spectral" style:font-family-generic-complex="system" style:font-pitch-complex="variable" style:font-size-complex="12pt" style:language-complex="hi" style:country-complex="IN" style:font-style-complex="normal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6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hanging" style:writing-mode="lr-tb"/>
      <style:text-properties fo:color="#666666" loext:opacity="100%" style:font-name="Arial" fo:font-family="Arial" style:font-family-generic="swiss" style:font-pitch="variable" fo:font-size="11pt" fo:language="en" fo:country="none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fo:keep-with-next="always" style:punctuation-wrap="hanging" style:writing-mode="lr-tb"/>
      <style:text-properties fo:color="#666666" loext:opacity="100%" style:font-name="Arial" fo:font-family="Arial" style:font-family-generic="swiss" style:font-pitch="variable" fo:font-size="11pt" fo:language="en" fo:country="none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LO-normal" style:family="paragraph" style:default-outline-level="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fo:language="en" fo:country="none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list-style-name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Exalted" style:family="paragraph" style:auto-update="true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none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Missive1" style:font-family-complex="Missive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 21" style:font-family-complex="'Wingdings 2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 21" style:font-family-complex="'Wingdings 2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Te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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text:bullet-char="°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Missive"/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4" text:style-name="ListLabel_20_4" text:bullet-char="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5" text:style-name="ListLabel_20_5" text:bullet-char="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 2"/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"/>
      </text:list-level-style-bullet>
      <text:list-level-style-bullet text:level="7" text:style-name="ListLabel_20_7" text:bullet-char="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8" text:style-name="ListLabel_20_8" text:bullet-char="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 2"/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1</text:page-number></text:p>
      </style:footer>
      <style:footer-left>
        <text:p text:style-name="MP1"><text:page-number text:select-page="current">2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0-11-21T13:48:53.863000000</dc:date>
    <meta:editing-cycles>6</meta:editing-cycles>
    <meta:editing-duration>PT1M12S</meta:editing-duration>
    <meta:generator>LibreOffice/7.0.3.1$Windows_X86_64 LibreOffice_project/d7547858d014d4cf69878db179d326fc3483e082</meta:generator>
    <dc:creator>Samuel Smith</dc:creator>
    <meta:document-statistic meta:table-count="0" meta:image-count="0" meta:object-count="0" meta:page-count="1" meta:paragraph-count="31" meta:word-count="485" meta:character-count="2851" meta:non-whitespace-character-count="2399"/>
  </office:meta>
</office:document-meta>
</file>